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79700" officeooo:paragraph-rsid="0027970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U3L2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2"/>
      <text:p text:style-name="P2"/>
      <text:p text:style-name="P3">Breakfast foods</text:p>
      <text:p text:style-name="P3"/>
      <text:p text:style-name="P3"><text:tab/><text:span text:style-name="T1">die Milch<text:tab/><text:tab/>milk</text:span></text:p>
      <text:p text:style-name="P3"><text:span text:style-name="T1"><text:tab/>der Saft<text:tab/><text:tab/>juice</text:span></text:p>
      <text:p text:style-name="P3"><text:span text:style-name="T1"><text:tab/>der Kaffee<text:tab/><text:tab/>coffee</text:span></text:p>
      <text:p text:style-name="P3"><text:span text:style-name="T1"><text:tab/>der Tee<text:tab/><text:tab/><text:tab/>tea</text:span></text:p>
      <text:p text:style-name="P3"><text:span text:style-name="T1"><text:tab/>der Toast<text:tab/><text:tab/>toast</text:span></text:p>
      <text:p text:style-name="P3"><text:span text:style-name="T1"><text:tab/>die Butter<text:tab/><text:tab/>butter</text:span></text:p>
      <text:p text:style-name="P3"><text:span text:style-name="T1"><text:tab/>die Salami<text:tab/><text:tab/>salami</text:span></text:p>
      <text:p text:style-name="P3"><text:span text:style-name="T1"><text:tab/>das Ei<text:tab/><text:tab/><text:tab/>egg</text:span></text:p>
      <text:p text:style-name="P3"><text:span text:style-name="T1"><text:tab/>die Cornflakes<text:tab/><text:tab/>cereal</text:span></text:p>
      <text:p text:style-name="P3"><text:span text:style-name="T1"><text:tab/>das Br</text:span><text:span text:style-name="Emphasis"><text:span text:style-name="T3">ö</text:span></text:span><text:span text:style-name="T1">tchen<text:tab/>roll</text:span></text:p>
      <text:p text:style-name="P3"><text:span text:style-name="T1"><text:tab/>das Brot<text:tab/><text:tab/>bread</text:span></text:p>
      <text:p text:style-name="P3"><text:span text:style-name="T1"><text:tab/>das Obst<text:tab/><text:tab/>fruit</text:span></text:p>
      <text:p text:style-name="P3"><text:span text:style-name="T1"><text:tab/>der Jogurt<text:tab/><text:tab/>yogurt</text:span></text:p>
      <text:p text:style-name="P3"><text:span text:style-name="T1"><text:tab/>der K</text:span><text:span text:style-name="Emphasis"><text:span text:style-name="T3">ä</text:span></text:span><text:span text:style-name="T1">se<text:tab/><text:tab/>cheese</text:span></text:p>
      <text:p text:style-name="P3"><text:span text:style-name="T1"><text:tab/>die Marmelade<text:tab/>jam</text:span></text:p>
      <text:p text:style-name="P3"><text:span text:style-name="T1"><text:tab/>der Speck<text:tab/><text:tab/>bacon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4-01T11:08:07.542249363</dc:date>
    <meta:editing-duration>PT1H18M3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1" meta:paragraph-count="19" meta:word-count="59" meta:character-count="328" meta:non-whitespace-character-count="245"/>
  </office:meta>
</office:document-meta>
</file>